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svg:stroke-color="#999999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999999" fo:font-size="16pt" style:font-size-asian="16pt" style:font-size-complex="16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color="#999999" fo:font-size="16pt" style:font-size-asian="16pt" style:font-size-complex="16pt"/>
    </style:style>
    <style:style style:name="T2" style:family="text">
      <style:text-properties fo:color="#999999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999999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52cm" svg:height="2.138cm" svg:x="4.206cm" svg:y="3.371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52cm" svg:height="2.138cm" svg:x="16.553cm" svg:y="3.345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52cm" svg:height="2.138cm" svg:x="10.487cm" svg:y="9.358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142cm" svg:height="4.386cm" draw:transform="rotate (-0.138230076757951) translate (5.99638358618693cm 5.34624271340383cm)" svg:viewBox="0 0 5143 4387" svg:d="M0 3c340-26 653 137 975 215 357 86 412 459 427 750 14 267 107 526 111 794 4 331 277 553 565 569 309 17 589-26 915-20 339 7 658 2 978 53 336 54 507 416 504 712-2 281-3 557 8 836 14 353 290 374 566 380l94 95">
          <text:p/>
        </draw:path>
        <draw:path draw:style-name="gr3" draw:text-style-name="P1" draw:layer="layout" svg:width="5.665cm" svg:height="6.025cm" draw:transform="rotate (-0.111526539202438) translate (13.5086414488616cm 4.38466190529779cm)" svg:viewBox="0 0 5666 6026" svg:d="M0 6026c282-3 606-4 799-305 181-283 361-564 440-882 75-306 342-576 661-586 287-8 577 85 864 38 275-45 555 0 826-66 325-79 346-464 294-732-54-283-144-561 65-868 210-307 497-357 787-410 265-49 617 23 785-196 169-218 158-540 124-820-32-266-61-532-89-797l-110-257-151-145">
          <text:p/>
        </draw:path>
        <draw:custom-shape draw:style-name="gr4" draw:text-style-name="P1" draw:layer="layout" svg:width="0.962cm" svg:height="0.828cm" svg:x="6.725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62cm" svg:height="0.828cm" svg:x="9.131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62cm" svg:height="0.828cm" svg:x="13.568cm" svg:y="9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62cm" svg:height="0.828cm" svg:x="16.055cm" svg:y="8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62cm" svg:height="0.828cm" svg:x="18.16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35cm" svg:height="6.684cm" draw:transform="rotate (0.698131700797732) translate (4.687cm 6.601cm)">
          <text:p/>
          <draw:enhanced-geometry svg:viewBox="0 0 21600 21600" draw:glue-points="21600 0 0 10800 21600 21600" draw:text-areas="13800 ?f9 21600 ?f10" draw:type="left-brace" draw:modifiers="1712.60579064588 10994.031180400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6.369cm" svg:height="2.156cm" svg:x="1.657cm" svg:y="8.759cm">
          <draw:text-box>
            <text:p><text:span text:style-name="T1">Optimal path from</text:span></text:p>
            <text:p><text:span text:style-name="T2">X</text:span><text:span text:style-name="T1"> to </text:span><text:span text:style-name="T2">k</text:span><text:span text:style-name="T1"> using only nodes</text:span></text:p>
            <text:p><text:span text:style-name="T1">from </text:span><text:span text:style-name="T2">1..(k-1)</text:span><text:span text:style-name="T3">.</text:span></text:p>
          </draw:text-box>
        </draw:frame>
        <draw:custom-shape draw:style-name="gr5" draw:text-style-name="P1" draw:layer="layout" svg:width="1.626cm" svg:height="8.675cm" draw:transform="skewX (1.31954142706438E-016) rotate (2.2165681500328) translate (14.217cm 12.686cm)">
          <text:p/>
          <draw:enhanced-geometry svg:viewBox="0 0 21600 21600" draw:mirror-horizontal="false" draw:mirror-vertical="false" draw:glue-points="21600 0 0 10800 21600 21600" draw:text-areas="13800 ?f9 21600 ?f10" draw:type="left-brace" draw:modifiers="1712.60579064588 10994.031180400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6.369cm" svg:height="2.156cm" svg:x="16.277cm" svg:y="10.416cm">
          <draw:text-box>
            <text:p><text:span text:style-name="T1">Optimal path from</text:span></text:p>
            <text:p><text:span text:style-name="T2">k</text:span><text:span text:style-name="T1"> to </text:span><text:span text:style-name="T2">Y</text:span><text:span text:style-name="T1"> using only nodes</text:span></text:p>
            <text:p><text:span text:style-name="T1">from </text:span><text:span text:style-name="T2">1..(k-1)</text:span><text:span text:style-name="T3">.</text:span></text:p>
          </draw:text-box>
        </draw:frame>
        <draw:frame draw:style-name="gr6" draw:text-style-name="P3" draw:layer="layout" svg:width="13.389cm" svg:height="0.886cm" svg:x="3.555cm" svg:y="13.57cm">
          <draw:text-box>
            <text:p><text:span text:style-name="T4">When we add </text:span><text:span text:style-name="T5">k,</text:span><text:span text:style-name="T6"> could we have to modify this path?</text:span></text:p>
          </draw:text-box>
        </draw:frame>
        <draw:line draw:style-name="gr7" draw:text-style-name="P1" draw:layer="layout" svg:x1="7.644cm" svg:y1="13.63cm" svg:x2="11.198cm" svg:y2="11.439cm">
          <text:p/>
        </draw:line>
        <draw:line draw:style-name="gr7" draw:text-style-name="P1" draw:layer="layout" svg:x1="15.127cm" svg:y1="13.603cm" svg:x2="15.715cm" svg:y2="9.3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13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6T15:50:49.949053653</meta:creation-date>
    <dc:date>2016-09-07T08:52:24.919651264</dc:date>
    <dc:creator>elucterio </dc:creator>
    <meta:editing-duration>PT1H30M15S</meta:editing-duration>
    <meta:editing-cycles>8</meta:editing-cycles>
    <meta:generator>LibreOffice/4.2.8.2$Linux_X86_64 LibreOffice_project/420m0$Build-2</meta:generator>
    <meta:document-statistic meta:object-count="17"/>
  </office:meta>
</office:document-meta>
</file>